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68.74828mm" fo:page-width="88.483604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100.0%" draw:stroke="none"/>
    </style:style>
  </office:automatic-styles>
  <office:body>
    <office:drawing>
      <draw:page draw:master-page-name="Default" draw:name="page1" draw:style-name="DP1">
        <draw:g draw:id="svg2235">
          <draw:g draw:id="layer1">
            <draw:path svg:d="M 2773.8083 2719.1448 C 2773.8083 2719.1448 3367.4993 4104.426 5346.4727 4500.2197 L 5184.5557 5516.6914 C 4815.912 5557.231 4300.115 5680.942 4346.083 6171.997 C 4467.7534 5968.6724 4662.5835 5924.5786 4878.7153 5876.505 C 4868.9434 5999.025 4866.471 6120.337 4875.4404 6242.678 C 4991.3247 6028.9194 5157.5703 5894.4956 5346.4727 5867.51 C 5460.7153 5851.19 5597.7925 5882.044 5629.9443 5826.3545 C 5663.9595 5767.4395 5553.3647 5748.0415 5553.3647 5687.6025 C 5553.3647 5534.683 5607.336 4940.991 5868.201 4662.1353 C 5868.201 4662.1353 6470.8877 4599.168 6551.845 5192.8604 C 6632.8027 5786.5522 6461.892 5858.514 6380.9346 5894.4956 C 6096.912 6027.282 5550.048 6034.75 5402.395 6367.837 C 5634.672 6308.6104 5871.7334 6289.9277 6111.0747 6281.2944 C 6082.0864 6389.012 6050.119 6495.4414 6039.47 6606.7637 C 6165.405 6543.797 6443.9014 6344.262 6722.7573 6317.276 C 6850.062 6304.9565 6995.939 6339.5024 7031.24 6278.358 C 7058.2397 6231.5938 6886.2373 6184.1055 6866.6826 5993.445 C 6830.701 5642.6265 6938.645 5291.8086 7370.4204 4869.028 C 7802.197 4446.2476 8432.0205 4293.6055 8602.78 3217.699 C 8792.059 2025.105 8563.141 1377.1631 8025.251 853.60516 C 7486.714 329.41766 6371.9395 20.546024 5724.2764 2.5553591 C 5076.612 -15.435306 4644.8364 56.52816 3979.1829 380.3591 C 3313.5273 704.19165 3241.5654 1099.9857 2719.8362 1046.0133 C 1457.845 859.31323 1013.8015 1199.0286 920.7694 2422.2988 C 929.76556 2980.0088 929.76556 2980.0088 929.76556 2980.0088 C 929.76556 2980.0088 136.4823 3913.523 21.236994 5210.85 C 21.236994 5210.85 -46.89636 5592.029 60.91157 5753.418 C 247.2047 5105.815 465.7298 3976.6367 1254.4509 3175.1934 C 1254.4509 3175.1934 2068.6152 3289.685 2773.8083 2719.1448 z" svg:height="66.067635mm" draw:style-name="style-2" svg:viewBox="0.0 0.0 8668.357 6606.7637" svg:width="86.68358mm" svg:x="0.98676145mm" svg:y="1.2318873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68.74828mm" fo:page-width="88.483604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